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table:formula="of:=2420.71"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table:formula="of:=5445.38"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2.737" calcext:value-type="float">
            <text:p>2.737</text:p>
          </table:table-cell>
          <table:table-cell table:formula="of:=MAX([.J20:.Q20])" office:value-type="float" office:value="520.107" calcext:value-type="float">
            <text:p>520.107</text:p>
          </table:table-cell>
          <table:table-cell table:formula="of:=AVERAGE([.J20:.Q20])" office:value-type="float" office:value="354.0215125" calcext:value-type="float">
            <text:p>354.0215125</text:p>
          </table:table-cell>
          <table:table-cell table:style-name="ce1" table:formula="of:=[.H20]-[.D20]" office:value-type="float" office:value="955.1084875" calcext:value-type="float">
            <text:p>955.1084875</text:p>
          </table:table-cell>
          <table:table-cell table:style-name="ce1" table:formula="of:=[.H20]-[.C20]" office:value-type="float" office:value="789.023" calcext:value-type="float">
            <text:p>789.023</text:p>
          </table:table-cell>
          <table:table-cell table:style-name="ce1" table:formula="of:=[.H20]-[.B20]" office:value-type="float" office:value="1306.393" calcext:value-type="float">
            <text:p>1306.39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512" calcext:value-type="float">
            <text:p>512</text:p>
          </table:table-cell>
          <table:table-cell office:value-type="float" office:value="2.737" calcext:value-type="float">
            <text:p>2.737</text:p>
          </table:table-cell>
          <table:table-cell office:value-type="float" office:value="337.825" calcext:value-type="float">
            <text:p>337.825</text:p>
          </table:table-cell>
          <table:table-cell office:value-type="float" office:value="434.0741" calcext:value-type="float">
            <text:p>434.0741</text:p>
          </table:table-cell>
          <table:table-cell office:value-type="float" office:value="335.951" calcext:value-type="float">
            <text:p>335.951</text:p>
          </table:table-cell>
          <table:table-cell office:value-type="float" office:value="456.825" calcext:value-type="float">
            <text:p>456.825</text:p>
          </table:table-cell>
          <table:table-cell office:value-type="float" office:value="408.149" calcext:value-type="float">
            <text:p>408.149</text:p>
          </table:table-cell>
          <table:table-cell office:value-type="float" office:value="520.107" calcext:value-type="float">
            <text:p>520.107</text:p>
          </table:table-cell>
          <table:table-cell office:value-type="float" office:value="336.504" calcext:value-type="float">
            <text:p>336.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2.43814" calcext:value-type="float">
            <text:p>2.43814</text:p>
          </table:table-cell>
          <table:table-cell table:style-name="ce2" table:formula="of:=MAX([.J21:.Q21])" office:value-type="float" office:value="590.29" calcext:value-type="float">
            <text:p>590.29</text:p>
          </table:table-cell>
          <table:table-cell table:style-name="ce2" table:formula="of:=AVERAGE([.J21:.Q21])" office:value-type="float" office:value="397.9528925" calcext:value-type="float">
            <text:p>397.9528925</text:p>
          </table:table-cell>
          <table:table-cell table:style-name="ce2" table:formula="of:=[.H21]-[.D21]" office:value-type="float" office:value="858.4971075" calcext:value-type="float">
            <text:p>858.4971075</text:p>
          </table:table-cell>
          <table:table-cell table:style-name="ce2" table:formula="of:=[.H21]-[.C21]" office:value-type="float" office:value="666.16" calcext:value-type="float">
            <text:p>666.16</text:p>
          </table:table-cell>
          <table:table-cell table:style-name="ce2" table:formula="of:=[.H21]-[.B21]" office:value-type="float" office:value="1254.01186" calcext:value-type="float">
            <text:p>1254.01186</text:p>
          </table:table-cell>
          <table:table-cell table:style-name="ce2" office:value-type="float" office:value="1256.45" calcext:value-type="float">
            <text:p>1256.45</text:p>
          </table:table-cell>
          <table:table-cell office:value-type="float" office:value="256" calcext:value-type="float">
            <text:p>256</text:p>
          </table:table-cell>
          <table:table-cell office:value-type="float" office:value="2.43814" calcext:value-type="float">
            <text:p>2.43814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2.508" calcext:value-type="float">
            <text:p>362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2" calcext:value-type="float">
            <text:p>496.2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438" calcext:value-type="float">
            <text:p>2.438</text:p>
          </table:table-cell>
          <table:table-cell table:style-name="ce1" table:formula="of:=MAX([.J22:.Q22])" office:value-type="float" office:value="590.29" calcext:value-type="float">
            <text:p>590.29</text:p>
          </table:table-cell>
          <table:table-cell table:style-name="ce1" table:formula="of:=AVERAGE([.J22:.Q22])" office:value-type="float" office:value="398.085625" calcext:value-type="float">
            <text:p>398.085625</text:p>
          </table:table-cell>
          <table:table-cell table:style-name="ce1" table:formula="of:=[.H22]-[.D22]" office:value-type="float" office:value="957.174375" calcext:value-type="float">
            <text:p>957.174375</text:p>
          </table:table-cell>
          <table:table-cell table:style-name="ce1" table:formula="of:=[.H22]-[.C22]" office:value-type="float" office:value="764.97" calcext:value-type="float">
            <text:p>764.97</text:p>
          </table:table-cell>
          <table:table-cell table:style-name="ce1" table:formula="of:=[.H22]-[.B22]" office:value-type="float" office:value="1352.822" calcext:value-type="float">
            <text:p>1352.822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28" calcext:value-type="float">
            <text:p>128</text:p>
          </table:table-cell>
          <table:table-cell office:value-type="float" office:value="2.438" calcext:value-type="float">
            <text:p>2.438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3.508" calcext:value-type="float">
            <text:p>363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2.29564" calcext:value-type="float">
            <text:p>2.29564</text:p>
          </table:table-cell>
          <table:table-cell table:style-name="ce1" table:formula="of:=MAX([.J23:.Q23])" office:value-type="float" office:value="698.615" calcext:value-type="float">
            <text:p>698.615</text:p>
          </table:table-cell>
          <table:table-cell table:style-name="ce1" table:formula="of:=AVERAGE([.J23:.Q23])" office:value-type="float" office:value="446.925205" calcext:value-type="float">
            <text:p>446.925205</text:p>
          </table:table-cell>
          <table:table-cell table:style-name="ce1" table:formula="of:=[.H23]-[.D23]" office:value-type="float" office:value="762.624795" calcext:value-type="float">
            <text:p>762.624795</text:p>
          </table:table-cell>
          <table:table-cell table:style-name="ce1" table:formula="of:=[.H23]-[.C23]" office:value-type="float" office:value="510.935" calcext:value-type="float">
            <text:p>510.935</text:p>
          </table:table-cell>
          <table:table-cell table:style-name="ce1" table:formula="of:=[.H23]-[.B23]" office:value-type="float" office:value="1207.25436" calcext:value-type="float">
            <text:p>1207.25436</text:p>
          </table:table-cell>
          <table:table-cell office:value-type="float" office:value="1209.55" calcext:value-type="float">
            <text:p>1209.55</text:p>
          </table:table-cell>
          <table:table-cell office:value-type="float" office:value="64" calcext:value-type="float">
            <text:p>64</text:p>
          </table:table-cell>
          <table:table-cell office:value-type="float" office:value="2.29564" calcext:value-type="float">
            <text:p>2.29564</text:p>
          </table:table-cell>
          <table:table-cell office:value-type="float" office:value="393.161" calcext:value-type="float">
            <text:p>393.161</text:p>
          </table:table-cell>
          <table:table-cell office:value-type="float" office:value="393.116" calcext:value-type="float">
            <text:p>393.116</text:p>
          </table:table-cell>
          <table:table-cell office:value-type="float" office:value="597.709" calcext:value-type="float">
            <text:p>597.709</text:p>
          </table:table-cell>
          <table:table-cell office:value-type="float" office:value="293.223" calcext:value-type="float">
            <text:p>293.223</text:p>
          </table:table-cell>
          <table:table-cell office:value-type="float" office:value="603.059" calcext:value-type="float">
            <text:p>603.059</text:p>
          </table:table-cell>
          <table:table-cell office:value-type="float" office:value="594.223" calcext:value-type="float">
            <text:p>594.223</text:p>
          </table:table-cell>
          <table:table-cell office:value-type="float" office:value="698.615" calcext:value-type="float">
            <text:p>698.6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2.74" calcext:value-type="float">
            <text:p>2.74</text:p>
          </table:table-cell>
          <table:table-cell table:style-name="ce1" table:formula="of:=MAX([.J24:.Q24])" office:value-type="float" office:value="736.287" calcext:value-type="float">
            <text:p>736.287</text:p>
          </table:table-cell>
          <table:table-cell table:formula="of:=AVERAGE([.J24:.Q24])" office:value-type="float" office:value="463.726875" calcext:value-type="float">
            <text:p>463.726875</text:p>
          </table:table-cell>
          <table:table-cell table:style-name="ce1" table:formula="of:=[.H24]-[.D24]" office:value-type="float" office:value="719.113125" calcext:value-type="float">
            <text:p>719.113125</text:p>
          </table:table-cell>
          <table:table-cell table:style-name="ce1" table:formula="of:=[.H24]-[.C24]" office:value-type="float" office:value="446.553" calcext:value-type="float">
            <text:p>446.553</text:p>
          </table:table-cell>
          <table:table-cell table:style-name="ce1" table:formula="of:=[.H24]-[.B24]" office:value-type="float" office:value="1180.1" calcext:value-type="float">
            <text:p>1180.1</text:p>
          </table:table-cell>
          <table:table-cell office:value-type="float" office:value="1182.84" calcext:value-type="float">
            <text:p>1182.84</text:p>
          </table:table-cell>
          <table:table-cell office:value-type="float" office:value="32" calcext:value-type="float">
            <text:p>32</text:p>
          </table:table-cell>
          <table:table-cell office:value-type="float" office:value="2.74" calcext:value-type="float">
            <text:p>2.74</text:p>
          </table:table-cell>
          <table:table-cell office:value-type="float" office:value="386.572" calcext:value-type="float">
            <text:p>386.572</text:p>
          </table:table-cell>
          <table:table-cell office:value-type="float" office:value="389.193" calcext:value-type="float">
            <text:p>389.193</text:p>
          </table:table-cell>
          <table:table-cell office:value-type="float" office:value="605.819" calcext:value-type="float">
            <text:p>605.819</text:p>
          </table:table-cell>
          <table:table-cell office:value-type="float" office:value="380.778" calcext:value-type="float">
            <text:p>380.778</text:p>
          </table:table-cell>
          <table:table-cell office:value-type="float" office:value="604.906" calcext:value-type="float">
            <text:p>604.906</text:p>
          </table:table-cell>
          <table:table-cell office:value-type="float" office:value="603.52" calcext:value-type="float">
            <text:p>603.52</text:p>
          </table:table-cell>
          <table:table-cell office:value-type="float" office:value="736.287" calcext:value-type="float">
            <text:p>736.28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2.4984" calcext:value-type="float">
            <text:p>2.4984</text:p>
          </table:table-cell>
          <table:table-cell table:style-name="ce1" table:formula="of:=MAX([.J25:.Q25])" office:value-type="float" office:value="762.414" calcext:value-type="float">
            <text:p>762.414</text:p>
          </table:table-cell>
          <table:table-cell table:style-name="ce1" table:formula="of:=AVERAGE([.J25:.Q25])" office:value-type="float" office:value="474.3818" calcext:value-type="float">
            <text:p>474.3818</text:p>
          </table:table-cell>
          <table:table-cell table:style-name="ce1" table:formula="of:=[.H25]-[.D25]" office:value-type="float" office:value="698.7882" calcext:value-type="float">
            <text:p>698.7882</text:p>
          </table:table-cell>
          <table:table-cell table:style-name="ce1" table:formula="of:=[.H25]-[.C25]" office:value-type="float" office:value="410.756" calcext:value-type="float">
            <text:p>410.756</text:p>
          </table:table-cell>
          <table:table-cell table:style-name="ce1" table:formula="of:=[.H25]-[.B25]" office:value-type="float" office:value="1170.6716" calcext:value-type="float">
            <text:p>1170.6716</text:p>
          </table:table-cell>
          <table:table-cell office:value-type="float" office:value="1173.17" calcext:value-type="float">
            <text:p>1173.17</text:p>
          </table:table-cell>
          <table:table-cell office:value-type="float" office:value="16" calcext:value-type="float">
            <text:p>16</text:p>
          </table:table-cell>
          <table:table-cell office:value-type="float" office:value="2.4984" calcext:value-type="float">
            <text:p>2.4984</text:p>
          </table:table-cell>
          <table:table-cell office:value-type="float" office:value="402.67" calcext:value-type="float">
            <text:p>402.67</text:p>
          </table:table-cell>
          <table:table-cell office:value-type="float" office:value="394.411" calcext:value-type="float">
            <text:p>394.411</text:p>
          </table:table-cell>
          <table:table-cell office:value-type="float" office:value="621.154" calcext:value-type="float">
            <text:p>621.154</text:p>
          </table:table-cell>
          <table:table-cell office:value-type="float" office:value="369.246" calcext:value-type="float">
            <text:p>369.246</text:p>
          </table:table-cell>
          <table:table-cell office:value-type="float" office:value="613.956" calcext:value-type="float">
            <text:p>613.956</text:p>
          </table:table-cell>
          <table:table-cell office:value-type="float" office:value="628.705" calcext:value-type="float">
            <text:p>628.705</text:p>
          </table:table-cell>
          <table:table-cell office:value-type="float" office:value="762.414" calcext:value-type="float">
            <text:p>762.41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1.84875" calcext:value-type="float">
            <text:p>1.84875</text:p>
          </table:table-cell>
          <table:table-cell table:style-name="ce1" table:formula="of:=MAX([.J26:.Q26])" office:value-type="float" office:value="787.189" calcext:value-type="float">
            <text:p>787.189</text:p>
          </table:table-cell>
          <table:table-cell table:formula="of:=AVERAGE([.J26:.Q26])" office:value-type="float" office:value="498.05496875" calcext:value-type="float">
            <text:p>498.05496875</text:p>
          </table:table-cell>
          <table:table-cell table:style-name="ce1" table:formula="of:=[.H26]-[.D26]" office:value-type="float" office:value="671.07503125" calcext:value-type="float">
            <text:p>671.07503125</text:p>
          </table:table-cell>
          <table:table-cell table:style-name="ce1" table:formula="of:=[.H26]-[.C26]" office:value-type="float" office:value="381.941" calcext:value-type="float">
            <text:p>381.941</text:p>
          </table:table-cell>
          <table:table-cell table:style-name="ce1" table:formula="of:=[.H26]-[.B26]" office:value-type="float" office:value="1167.28125" calcext:value-type="float">
            <text:p>1167.28125</text:p>
          </table:table-cell>
          <table:table-cell office:value-type="float" office:value="1169.13" calcext:value-type="float">
            <text:p>1169.13</text:p>
          </table:table-cell>
          <table:table-cell office:value-type="float" office:value="8" calcext:value-type="float">
            <text:p>8</text:p>
          </table:table-cell>
          <table:table-cell office:value-type="float" office:value="1.84875" calcext:value-type="float">
            <text:p>1.84875</text:p>
          </table:table-cell>
          <table:table-cell office:value-type="float" office:value="409.295" calcext:value-type="float">
            <text:p>409.295</text:p>
          </table:table-cell>
          <table:table-cell office:value-type="float" office:value="399.822" calcext:value-type="float">
            <text:p>399.822</text:p>
          </table:table-cell>
          <table:table-cell office:value-type="float" office:value="659.705" calcext:value-type="float">
            <text:p>659.705</text:p>
          </table:table-cell>
          <table:table-cell office:value-type="float" office:value="415.509" calcext:value-type="float">
            <text:p>415.509</text:p>
          </table:table-cell>
          <table:table-cell office:value-type="float" office:value="656.363" calcext:value-type="float">
            <text:p>656.363</text:p>
          </table:table-cell>
          <table:table-cell office:value-type="float" office:value="654.708" calcext:value-type="float">
            <text:p>654.708</text:p>
          </table:table-cell>
          <table:table-cell office:value-type="float" office:value="787.189" calcext:value-type="float">
            <text:p>787.18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2.29534" calcext:value-type="float">
            <text:p>2.29534</text:p>
          </table:table-cell>
          <table:table-cell table:style-name="ce1" table:formula="of:=MAX([.J27:.Q27])" office:value-type="float" office:value="1636.14" calcext:value-type="float">
            <text:p>1636.14</text:p>
          </table:table-cell>
          <table:table-cell table:style-name="ce1" table:formula="of:=AVERAGE([.J27:.Q27])" office:value-type="float" office:value="1043.4776675" calcext:value-type="float">
            <text:p>1043.4776675</text:p>
          </table:table-cell>
          <table:table-cell table:formula="of:=([.H27]-[.D27])/2" office:value-type="float" office:value="666.50616625" calcext:value-type="float">
            <text:p>666.50616625</text:p>
          </table:table-cell>
          <table:table-cell table:formula="of:=([.H27]-[.C27])/2" office:value-type="float" office:value="370.175" calcext:value-type="float">
            <text:p>370.175</text:p>
          </table:table-cell>
          <table:table-cell table:style-name="ce1" table:formula="of:=([.H27]-[.B27])/2" office:value-type="float" office:value="1187.09733" calcext:value-type="float">
            <text:p>1187.09733</text:p>
          </table:table-cell>
          <table:table-cell table:formula="of:=2376.49" office:value-type="float" office:value="2376.49" calcext:value-type="float">
            <text:p>2376.49</text:p>
          </table:table-cell>
          <table:table-cell office:value-type="float" office:value="8" calcext:value-type="float">
            <text:p>8</text:p>
          </table:table-cell>
          <table:table-cell office:value-type="float" office:value="2.29534" calcext:value-type="float">
            <text:p>2.29534</text:p>
          </table:table-cell>
          <table:table-cell office:value-type="float" office:value="849.046" calcext:value-type="float">
            <text:p>849.046</text:p>
          </table:table-cell>
          <table:table-cell office:value-type="float" office:value="851.333" calcext:value-type="float">
            <text:p>851.333</text:p>
          </table:table-cell>
          <table:table-cell office:value-type="float" office:value="1377.55" calcext:value-type="float">
            <text:p>1377.55</text:p>
          </table:table-cell>
          <table:table-cell office:value-type="float" office:value="882.647" calcext:value-type="float">
            <text:p>882.647</text:p>
          </table:table-cell>
          <table:table-cell office:value-type="float" office:value="1360.99" calcext:value-type="float">
            <text:p>1360.99</text:p>
          </table:table-cell>
          <table:table-cell office:value-type="float" office:value="1387.82" calcext:value-type="float">
            <text:p>1387.82</text:p>
          </table:table-cell>
          <table:table-cell office:value-type="float" office:value="1636.14" calcext:value-type="float">
            <text:p>1636.14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1.5684" calcext:value-type="float">
            <text:p>1.5684</text:p>
          </table:table-cell>
          <table:table-cell table:style-name="ce1" table:formula="of:=MAX([.J28:.Q28])" office:value-type="float" office:value="3485.8" calcext:value-type="float">
            <text:p>3485.8</text:p>
          </table:table-cell>
          <table:table-cell table:style-name="ce1" table:formula="of:=AVERAGE([.J28:.Q28])" office:value-type="float" office:value="2153.62855" calcext:value-type="float">
            <text:p>2153.62855</text:p>
          </table:table-cell>
          <table:table-cell table:formula="of:=([.H28]-[.D28])/4" office:value-type="float" office:value="711.9028625" calcext:value-type="float">
            <text:p>711.9028625</text:p>
          </table:table-cell>
          <table:table-cell table:formula="of:=([.H28]-[.C28])/4" office:value-type="float" office:value="378.86" calcext:value-type="float">
            <text:p>378.86</text:p>
          </table:table-cell>
          <table:table-cell table:style-name="ce1" table:formula="of:=([.H28]-[.B28])/4" office:value-type="float" office:value="1249.9179" calcext:value-type="float">
            <text:p>1249.9179</text:p>
          </table:table-cell>
          <table:table-cell table:formula="of:=5001.24" office:value-type="float" office:value="5001.24" calcext:value-type="float">
            <text:p>5001.24</text:p>
          </table:table-cell>
          <table:table-cell office:value-type="float" office:value="8" calcext:value-type="float">
            <text:p>8</text:p>
          </table:table-cell>
          <table:table-cell office:value-type="float" office:value="1.5684" calcext:value-type="float">
            <text:p>1.5684</text:p>
          </table:table-cell>
          <table:table-cell office:value-type="float" office:value="1698.95" calcext:value-type="float">
            <text:p>1698.95</text:p>
          </table:table-cell>
          <table:table-cell office:value-type="float" office:value="1709.87" calcext:value-type="float">
            <text:p>1709.87</text:p>
          </table:table-cell>
          <table:table-cell office:value-type="float" office:value="2883.31" calcext:value-type="float">
            <text:p>2883.31</text:p>
          </table:table-cell>
          <table:table-cell office:value-type="float" office:value="1700.11" calcext:value-type="float">
            <text:p>1700.11</text:p>
          </table:table-cell>
          <table:table-cell office:value-type="float" office:value="2864.15" calcext:value-type="float">
            <text:p>2864.15</text:p>
          </table:table-cell>
          <table:table-cell office:value-type="float" office:value="2885.27" calcext:value-type="float">
            <text:p>2885.27</text:p>
          </table:table-cell>
          <table:table-cell office:value-type="float" office:value="3485.8" calcext:value-type="float">
            <text:p>3485.8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8:05:56.268551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12T18:14:34.983497917</dc:date>
    <meta:editing-duration>PT15H6M52S</meta:editing-duration>
    <meta:editing-cycles>14</meta:editing-cycles>
    <meta:document-statistic meta:table-count="1" meta:cell-count="364" meta:object-count="0"/>
  </office:meta>
</office:document-meta>
</file>